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307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1264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1516in"/>
    </style:style>
    <style:style style:name="co11" style:family="table-column">
      <style:table-column-properties fo:break-before="auto" style:column-width="0.7146in"/>
    </style:style>
    <style:style style:name="co12" style:family="table-column">
      <style:table-column-properties fo:break-before="auto" style:column-width="0.5189in"/>
    </style:style>
    <style:style style:name="co13" style:family="table-column">
      <style:table-column-properties fo:break-before="auto" style:column-width="0.202in"/>
    </style:style>
    <style:style style:name="co14" style:family="table-column">
      <style:table-column-properties fo:break-before="auto" style:column-width="0.628in"/>
    </style:style>
    <style:style style:name="co15" style:family="table-column">
      <style:table-column-properties fo:break-before="auto" style:column-width="0.1291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0.3209in"/>
    </style:style>
    <style:style style:name="co18" style:family="table-column">
      <style:table-column-properties fo:break-before="auto" style:column-width="0.2602in"/>
    </style:style>
    <style:style style:name="co19" style:family="table-column">
      <style:table-column-properties fo:break-before="auto" style:column-width="0.3555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none" fo:background-color="#dee6ef" fo:border-left="none" fo:padding="0.028in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28in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3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63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5" table:number-columns-repeated="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5.7921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45" calcext:value-type="float">
            <text:p>1.04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6]" office:value-type="float" office:value="4.08" calcext:value-type="float">
            <text:p>4.08</text:p>
          </table:table-cell>
          <table:table-cell table:style-name="ce124" table:formula="of:=[.E66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3]" office:value-type="float" office:value="4.17" calcext:value-type="float">
            <text:p>4.17</text:p>
          </table:table-cell>
          <table:table-cell table:style-name="ce124" table:formula="of:=[.E83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23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81]" office:value-type="float" office:value="9.34" calcext:value-type="float">
            <text:p>9.34</text:p>
          </table:table-cell>
          <table:table-cell table:style-name="ce124" table:formula="of:=[.E181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7]" office:value-type="float" office:value="10.07" calcext:value-type="float">
            <text:p>10.07</text:p>
          </table:table-cell>
          <table:table-cell table:style-name="ce124" table:formula="of:=[.E197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04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2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3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4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62" calcext:value-type="float">
            <text:p>6.16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25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30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2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49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3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5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6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7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7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4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82" calcext:value-type="float">
            <text:p>9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01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Grosse Volksmenge hat nichts zu essen (Die Speisung der Viertausend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28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29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3" calcext:value-type="float">
            <text:p>16.23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41" calcext:value-type="float">
            <text:p>17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Sohn des Menschen wird überliefert in des Menschen Hände (2. Ankündigung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3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70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74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493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03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04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15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8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38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45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49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6" calcext:value-type="float">
            <text:p>12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zwei Tagen ist das Passah (und die Kreuzigung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6" calcext:value-type="float">
            <text:p>22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7" calcext:value-type="float">
            <text:p>22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2" calcext:value-type="float">
            <text:p>12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8" calcext:value-type="float">
            <text:p>22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79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2" calcext:value-type="float">
            <text:p>14.5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3" calcext:value-type="float">
            <text:p>14.5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511" calcext:value-type="float">
            <text:p>18.5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512" calcext:value-type="float">
            <text:p>18.5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7" calcext:value-type="float">
            <text:p>18.15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3" calcext:value-type="float">
            <text:p>18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4" calcext:value-type="float">
            <text:p>18.28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6" calcext:value-type="float">
            <text:p>18.28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1" calcext:value-type="float">
            <text:p>27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7" calcext:value-type="float">
            <text:p>18.28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8" calcext:value-type="float">
            <text:p>18.2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9" calcext:value-type="float">
            <text:p>15.0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289" calcext:value-type="float">
            <text:p>18.28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urpurmantel [offb 17:3-4, 18:12, 18:16]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21" calcext:value-type="float">
            <text:p>27.3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3" office:value-type="float" office:value="15.211" calcext:value-type="float">
            <text:p>15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 kommen an den Ort, genannt Schädelstät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übergehende lästern ihn. [Offb 16:9,11,21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9" calcext:value-type="float">
            <text:p>24.0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/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866">
          <table:table-cell table:number-columns-repeated="38"/>
        </table:table-row>
        <table:table-row table:style-name="ro5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06"/>
      </table:named-expressions>
      <table:database-ranges>
        <table:database-range table:name="SortierRange" table:target-range-address="Parallelstellen.C2:Parallelstellen.AM706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0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1:14:04.0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6T20:35:45.283000000</meta:creation-date>
    <dc:date>2022-01-10T22:57:19.876000000</dc:date>
    <meta:editing-duration>P6DT7H55M34S</meta:editing-duration>
    <meta:editing-cycles>692</meta:editing-cycles>
    <meta:generator>LibreOffice/7.0.0.3$Windows_X86_64 LibreOffice_project/8061b3e9204bef6b321a21033174034a5e2ea88e</meta:generator>
    <meta:document-statistic meta:table-count="1" meta:cell-count="4434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